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9256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bscription tracker 5086a6a9156d49649b2657d18a07405a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illing</text:p>
          </table:table-cell>
          <table:table-cell table:style-name="ce1" office:value-type="string" calcext:value-type="string">
            <text:p>Renewal Date</text:p>
          </table:table-cell>
          <table:table-cell table:style-name="ce1" office:value-type="string" calcext:value-type="string">
            <text:p>Monthly Costs</text:p>
          </table:table-cell>
          <table:table-cell table:style-name="ce1" office:value-type="string" calcext:value-type="string">
            <text:p>Yearly Costs</text:p>
          </table:table-cell>
          <table:table-cell table:style-name="ce1" office:value-type="string" calcext:value-type="string">
            <text:p>Costs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Monthly</text:p>
          </table:table-cell>
          <table:table-cell/>
          <table:table-cell office:value-type="float" office:value="13.99" calcext:value-type="float">
            <text:p>13.99</text:p>
          </table:table-cell>
          <table:table-cell office:value-type="float" office:value="167.88" calcext:value-type="float">
            <text:p>167.88</text:p>
          </table:table-cell>
          <table:table-cell table:style-name="ce2" office:value-type="string" calcext:value-type="string">
            <text:p>$13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Monthly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float" office:value="179.88" calcext:value-type="float">
            <text:p>179.88</text:p>
          </table:table-cell>
          <table:table-cell table:style-name="ce2" office:value-type="string" calcext:value-type="string">
            <text:p>$14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outubeT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Monthly</text:p>
          </table:table-cell>
          <table:table-cell/>
          <table:table-cell office:value-type="float" office:value="26.77" calcext:value-type="float">
            <text:p>26.77</text:p>
          </table:table-cell>
          <table:table-cell office:value-type="float" office:value="321.24" calcext:value-type="float">
            <text:p>321.24</text:p>
          </table:table-cell>
          <table:table-cell table:style-name="ce2" office:value-type="string" calcext:value-type="string">
            <text:p>$26.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ingk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 table:style-name="ce2" office:value-type="string" calcext:value-type="string">
            <text:p>October 25, 2019</text:p>
          </table:table-cell>
          <table:table-cell office:value-type="float" office:value="12" calcext:value-type="float">
            <text:p>12</text:p>
          </table:table-cell>
          <table:table-cell table:formula="of:=[.F5]*12" office:value-type="float" office:value="144" calcext:value-type="float">
            <text:p>144</text:p>
          </table:table-cell>
          <table:table-cell table:style-name="ce2" office:value-type="string" calcext:value-type="string">
            <text:p>$43.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opbox D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Monthly</text:p>
          </table:table-cell>
          <table:table-cell/>
          <table:table-cell office:value-type="float" office:value="11.89" calcext:value-type="float">
            <text:p>11.89</text:p>
          </table:table-cell>
          <table:table-cell office:value-type="float" office:value="142.68" calcext:value-type="float">
            <text:p>142.68</text:p>
          </table:table-cell>
          <table:table-cell table:style-name="ce2" office:value-type="string" calcext:value-type="string">
            <text:p>$11.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opbox MP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early</text:p>
          </table:table-cell>
          <table:table-cell table:style-name="ce2" office:value-type="string" calcext:value-type="string">
            <text:p>December 2, 2019</text:p>
          </table:table-cell>
          <table:table-cell office:value-type="float" office:value="6.665833333333" calcext:value-type="float">
            <text:p>6.665833333333</text:p>
          </table:table-cell>
          <table:table-cell office:value-type="float" office:value="79.99" calcext:value-type="float">
            <text:p>79.99</text:p>
          </table:table-cell>
          <table:table-cell table:style-name="ce2" office:value-type="string" calcext:value-type="string">
            <text:p>$79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drive D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drive MP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azon D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azon MP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YTim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cloud DH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cloud MP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ctrum Interne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Monthl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ve us this da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Yearly</text:p>
          </table:table-cell>
          <table:table-cell/>
          <table:table-cell office:value-type="float" office:value="1.666666666667" calcext:value-type="float">
            <text:p>1.66666666666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$20.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8:47:35.776969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6-17T18:49:52.118948259</dc:date>
    <meta:editing-duration>PT2M15S</meta:editing-duration>
    <meta:editing-cycles>2</meta:editing-cycles>
    <meta:document-statistic meta:table-count="1" meta:cell-count="104" meta:object-count="0"/>
  </office:meta>
</office:document-meta>
</file>